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/>
  <office:automatic-styles>
    <style:style style:name="P1" style:family="paragraph" style:parent-style-name="Normal">
      <style:paragraph-properties fo:text-align="left" style:writing-mode="lr"/>
    </style:style>
  </office:automatic-styles>
  <office:body>
    <office:text>
      <text:p text:style-name="P1">&lt;h1&gt;&lt;/h1&gt;</text:p>
      <text:p text:style-name="P1">&lt;h2&gt;About&lt;/h2&gt;</text:p>
      <text:p text:style-name="P1">&lt;p&gt;</text:p>
      <text:p text:style-name="P1">Marble is an open source KDE Education Project program similar to</text:p>
      <text:p text:style-name="P1"> &lt;a href="http://worldwind.arc.nasa.gov/java/"&gt;NASA World Wind&lt;/a&gt;</text:p>
      <text:p text:style-name="P1"> or Google Earth.</text:p>
      <text:p text:style-name="Normal"/>
      <text:p text:style-name="P1">&lt;h4&gt;Homepage&lt;/h4&gt;</text:p>
      <text:p text:style-name="P1"> &lt;a href="http://edu.kde.org/marble/"&gt;http://edu.kde.org/marble&lt;/a&gt;</text:p>
      <text:p text:style-name="Normal"/>
      <text:p text:style-name="P1">&lt;h4&gt;License&lt;/h4&gt;</text:p>
      <text:p text:style-name="P1"> GNU Lesser General Public License (LGPL) version 2</text:p>
      <text:p text:style-name="Normal"/>
      <text:p text:style-name="P1">&lt;h2&gt;Documentation&lt;/h2&gt;</text:p>
      <text:p text:style-name="Normal"/>
      <text:p text:style-name="P1">&lt;b&gt;Getting Started&lt;/b&gt;</text:p>
      <text:p text:style-name="P1">&lt;ul&gt;</text:p>
      <text:p text:style-name="P1"> &lt;li&gt;Click on the desktop icon</text:p>
      <text:p text:style-name="P1"> &lt;li&gt;If you have used Google Earth before you should be able to figure</text:p>
      <text:p text:style-name="P1"> <text:s/>this one out without much difficulty.</text:p>
      <text:p text:style-name="P1"> &lt;li&gt;In the Settings menu select full-screen mode</text:p>
      <text:p text:style-name="P1"> &lt;li&gt;Explore ...</text:p>
      <text:p text:style-name="P1"> &lt;li&gt;In the bottom-left corner of the program window there is a subtle</text:p>
      <text:p text:style-name="P1"> <text:s/>tab called "Map View". Click on it.</text:p>
      <text:p text:style-name="P1"> &lt;li&gt;Select another map (e.g. 'Precipitation (July)')</text:p>
      <text:p text:style-name="P1"> &lt;li&gt;Explore some more ... </text:p>
      <text:p text:style-name="P1">&lt;/ul&gt;</text:p>
      <text:p text:style-name="Normal"/>
      <text:p text:style-name="P1">See the &lt;a href="http://edu.kde.org/marble/"&gt;Marble homepage&lt;/a&gt; for more help.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erif" svg:font-family="Liberation Serif"/>
  </office:font-face-decls>
  <office:styles>
    <style:style style:name="Normal" style:family="paragraph">
      <style:paragraph-properties fo:text-align="left" fo:text-indent="0in" fo:line-height="100%" fo:background-color="transparent" fo:widows="2" fo:margin-left="0pt" fo:margin-right="0pt" fo:margin-top="0pt" fo:margin-bottom="0pt"/>
      <style:text-properties fo:color="#000000" style:font-name="Liberation Serif" fo:font-size="12pt" fo:font-weight="normal" fo:background-color="transparent"/>
    </style:style>
  </office:styles>
  <office:automatic-styles>
    <style:page-layout style:name="Standard">
      <style:page-layout-properties fo:page-width="210.000000mm" fo:page-height="297.000000mm" style:print-orientation="portrait" fo:margin-top="28.000000mm" fo:margin-bottom="28.000000mm" fo:margin-left="28.000000mm" fo:margin-right="28.000000m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AbiWord</meta:generator>
  </office:meta>
</office:document-meta>
</file>